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5d1" officeooo:paragraph-rsid="000395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t have:</text:p>
      <text:p text:style-name="P1">- Een manier of recursief door de testing en training states te gaan (om testen te automatiseren)</text:p>
      <text:p text:style-name="P1">- Meer tests in Notes.txt</text:p>
      <text:p text:style-name="P1"/>
      <text:p text:style-name="P1">Should have:</text:p>
      <text:p text:style-name="P1">- Een betere manier om neurale netwerken te maken</text:p>
      <text:p text:style-name="P1"/>
      <text:p text:style-name="P1">Could have:</text:p>
      <text:p text:style-name="P1">- Convolutie integratie in het neurale netwerk</text:p>
      <text:p text:style-name="P1"/>
      <text:p text:style-name="P1">Won’t have:</text:p>
      <text:p text:style-name="P1">- compute shaders voor optimalisatie (duurde te lang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4T18:01:55.087000000</meta:creation-date>
    <dc:date>2023-03-24T18:14:28.867000000</dc:date>
    <meta:editing-duration>PT30S</meta:editing-duration>
    <meta:editing-cycles>1</meta:editing-cycles>
    <meta:document-statistic meta:table-count="0" meta:image-count="0" meta:object-count="0" meta:page-count="1" meta:paragraph-count="9" meta:word-count="54" meta:character-count="314" meta:non-whitespace-character-count="269"/>
    <meta:generator>LibreOffice/7.4.3.2$Windows_X86_64 LibreOffice_project/1048a8393ae2eeec98dff31b5c133c5f1d08b890</meta:generator>
  </office:meta>
</office:document-meta>
</file>